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ntNegotiationConfigurer.defaultContentType( MediaType ... defaultContent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NegotiationConfigurer.ignoreAcceptHeader( boolean ignoreAccept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NegotiationConfigurer.useRegisteredExtensionsOnly( boolean useRegisteredExtensions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NegotiationConfigurer.parameterName( String paramet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NegotiationConfigurer.mediaType( String extension , MediaType medi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NegotiationConfigurer.favorPathExtension( boolean favorPathExte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NegotiationConfigurer.buildContentNegotia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NegotiationConfigurer.useJaf( boolean useJa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NegotiationConfigurer.defaultContentTypeStrategy( ContentNegotiationStrategy default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NegotiationConfigurer.ContentNegotiationConfigurer( @ Nullable ServletContext servle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entNegotiationConfigurer.strategies( @ Nullable List &lt; ContentNegotiationStrategy &gt; strateg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NegotiationConfigurer.ignoreUnknownPathExtensions( boolean ign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NegotiationConfigurer.favorParameter( boolean favor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NegotiationConfigurer.replaceMediaTypes( Map &lt; String , MediaType &gt; media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entNegotiationConfigurer.mediaTypes( @ Nullable Map &lt; String , MediaType &gt; mediaTyp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